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ole-draw-aspect="1"/>
    </style:style>
    <style:style style:name="gr2" style:family="graphic" style:parent-style-name="objectwithoutfill">
      <style:graphic-properties draw:stroke="dash" draw:stroke-dash="Dash_20__28_Rounded_29_" svg:stroke-width="0cm" svg:stroke-linecap="roun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6" style:family="graphic" style:parent-style-name="objectwithoutfill">
      <style:graphic-properties svg:stroke-width="0.053cm" svg:stroke-color="#00a9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5.25cm" fo:min-width="18cm"/>
    </style:style>
    <style:style style:name="gr10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1cm" fo:min-width="10.75cm"/>
    </style:style>
    <style:style style:name="gr11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text-properties fo:color="#00a933" loext:opacity="100%" fo:font-size="15pt" style:font-size-asian="15pt" style:font-size-complex="15pt"/>
    </style:style>
    <style:style style:name="P10" style:family="paragraph">
      <loext:graphic-properties draw:fill="none" draw:fill-color="#ffffff"/>
      <style:text-properties fo:color="#00a933" loext:opacity="100%" fo:font-size="15pt" style:font-size-asian="15pt" style:font-size-complex="15pt"/>
    </style:style>
    <style:style style:name="P11" style:family="paragraph">
      <style:text-properties fo:color="#ff0000" loext:opacity="100%" fo:font-size="15pt" style:font-size-asian="15pt" style:font-size-complex="15pt"/>
    </style:style>
    <style:style style:name="P12" style:family="paragraph">
      <loext:graphic-properties draw:fill="none" draw:fill-color="#ffffff"/>
      <style:text-properties fo:color="#ff0000" loext:opacity="100%" fo:font-size="15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00a933" loext:opacity="100%" fo:font-size="15pt" style:font-size-asian="15pt" style:font-size-complex="15pt"/>
    </style:style>
    <style:style style:name="T4" style:family="text">
      <style:text-properties fo:color="#ff0000" loext:opacity="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0.159cm" svg:height="11.327cm" svg:x="4.5cm" svg:y="3.67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2" draw:text-style-name="P2" draw:layer="layout" svg:x1="7.25cm" svg:y1="15.5cm" svg:x2="7.25cm" svg:y2="3cm">
          <text:p/>
        </draw:line>
        <draw:line draw:style-name="gr2" draw:text-style-name="P2" draw:layer="layout" svg:x1="12cm" svg:y1="15.5cm" svg:x2="12cm" svg:y2="3cm">
          <text:p/>
        </draw:line>
        <draw:line draw:style-name="gr2" draw:text-style-name="P2" draw:layer="layout" svg:x1="14.75cm" svg:y1="15.5cm" svg:x2="14.75cm" svg:y2="3cm">
          <text:p/>
        </draw:line>
        <draw:frame draw:style-name="gr3" draw:text-style-name="P4" draw:layer="layout" svg:width="3cm" svg:height="0.75cm" svg:x="4cm" svg:y="2.75cm">
          <draw:text-box>
            <text:p text:style-name="P3"><text:span text:style-name="T1">Introducción</text:span></text:p>
          </draw:text-box>
        </draw:frame>
        <draw:frame draw:style-name="gr3" draw:text-style-name="P4" draw:layer="layout" svg:width="3cm" svg:height="0.75cm" svg:x="8.25cm" svg:y="2.75cm">
          <draw:text-box>
            <text:p text:style-name="P3"><text:span text:style-name="T1">Crecimiento</text:span></text:p>
          </draw:text-box>
        </draw:frame>
        <draw:frame draw:style-name="gr3" draw:text-style-name="P4" draw:layer="layout" svg:width="3cm" svg:height="0.75cm" svg:x="12.25cm" svg:y="2.75cm">
          <draw:text-box>
            <text:p text:style-name="P3"><text:span text:style-name="T1">Madurez</text:span></text:p>
          </draw:text-box>
        </draw:frame>
        <draw:frame draw:style-name="gr3" draw:text-style-name="P4" draw:layer="layout" svg:width="3cm" svg:height="0.75cm" svg:x="15.5cm" svg:y="2.75cm">
          <draw:text-box>
            <text:p text:style-name="P3"><text:span text:style-name="T1">Declive</text:span></text:p>
          </draw:text-box>
        </draw:frame>
      </draw:page>
      <draw:page draw:name="page2" draw:style-name="dp1" draw:master-page-name="Predeterminado">
        <draw:line draw:style-name="gr4" draw:text-style-name="P2" draw:layer="layout" svg:x1="3cm" svg:y1="2.5cm" svg:x2="3cm" svg:y2="17cm">
          <text:p/>
        </draw:line>
        <draw:line draw:style-name="gr4" draw:text-style-name="P2" draw:layer="layout" svg:x1="2.75cm" svg:y1="15cm" svg:x2="3.25cm" svg:y2="15cm">
          <text:p/>
        </draw:line>
        <draw:line draw:style-name="gr4" draw:text-style-name="P2" draw:layer="layout" svg:x1="2.75cm" svg:y1="14cm" svg:x2="3.25cm" svg:y2="14cm">
          <text:p/>
        </draw:line>
        <draw:line draw:style-name="gr4" draw:text-style-name="P2" draw:layer="layout" svg:x1="2.75cm" svg:y1="13cm" svg:x2="3.25cm" svg:y2="13cm">
          <text:p/>
        </draw:line>
        <draw:line draw:style-name="gr4" draw:text-style-name="P2" draw:layer="layout" svg:x1="2.75cm" svg:y1="12cm" svg:x2="3.25cm" svg:y2="12cm">
          <text:p/>
        </draw:line>
        <draw:line draw:style-name="gr4" draw:text-style-name="P2" draw:layer="layout" svg:x1="2.75cm" svg:y1="11cm" svg:x2="3.25cm" svg:y2="11cm">
          <text:p/>
        </draw:line>
        <draw:line draw:style-name="gr4" draw:text-style-name="P2" draw:layer="layout" svg:x1="2.75cm" svg:y1="10cm" svg:x2="3.25cm" svg:y2="10cm">
          <text:p/>
        </draw:line>
        <draw:line draw:style-name="gr4" draw:text-style-name="P2" draw:layer="layout" svg:x1="2.75cm" svg:y1="9cm" svg:x2="3.25cm" svg:y2="9cm">
          <text:p/>
        </draw:line>
        <draw:line draw:style-name="gr4" draw:text-style-name="P2" draw:layer="layout" svg:x1="2.75cm" svg:y1="8cm" svg:x2="3.25cm" svg:y2="8cm">
          <text:p/>
        </draw:line>
        <draw:line draw:style-name="gr4" draw:text-style-name="P2" draw:layer="layout" svg:x1="2.5cm" svg:y1="16cm" svg:x2="25.25cm" svg:y2="16cm">
          <text:p/>
        </draw:line>
        <draw:line draw:style-name="gr4" draw:text-style-name="P2" draw:layer="layout" svg:x1="4cm" svg:y1="15.75cm" svg:x2="4cm" svg:y2="16.25cm">
          <text:p/>
        </draw:line>
        <draw:line draw:style-name="gr4" draw:text-style-name="P2" draw:layer="layout" svg:x1="5cm" svg:y1="15.75cm" svg:x2="5cm" svg:y2="16.25cm">
          <text:p/>
        </draw:line>
        <draw:line draw:style-name="gr4" draw:text-style-name="P2" draw:layer="layout" svg:x1="6cm" svg:y1="15.75cm" svg:x2="6cm" svg:y2="16.25cm">
          <text:p/>
        </draw:line>
        <draw:line draw:style-name="gr4" draw:text-style-name="P2" draw:layer="layout" svg:x1="7cm" svg:y1="15.75cm" svg:x2="7cm" svg:y2="16.25cm">
          <text:p/>
        </draw:line>
        <draw:line draw:style-name="gr4" draw:text-style-name="P2" draw:layer="layout" svg:x1="8cm" svg:y1="15.75cm" svg:x2="8cm" svg:y2="16.25cm">
          <text:p/>
        </draw:line>
        <draw:line draw:style-name="gr4" draw:text-style-name="P2" draw:layer="layout" svg:x1="9cm" svg:y1="15.75cm" svg:x2="9cm" svg:y2="16.25cm">
          <text:p/>
        </draw:line>
        <draw:line draw:style-name="gr4" draw:text-style-name="P2" draw:layer="layout" svg:x1="10cm" svg:y1="15.75cm" svg:x2="10cm" svg:y2="16.25cm">
          <text:p/>
        </draw:line>
        <draw:line draw:style-name="gr4" draw:text-style-name="P2" draw:layer="layout" svg:x1="11cm" svg:y1="15.75cm" svg:x2="11cm" svg:y2="16.25cm">
          <text:p/>
        </draw:line>
        <draw:line draw:style-name="gr4" draw:text-style-name="P2" draw:layer="layout" svg:x1="12cm" svg:y1="15.75cm" svg:x2="12cm" svg:y2="16.25cm">
          <text:p/>
        </draw:line>
        <draw:line draw:style-name="gr4" draw:text-style-name="P2" draw:layer="layout" svg:x1="13cm" svg:y1="15.75cm" svg:x2="13cm" svg:y2="16.25cm">
          <text:p/>
        </draw:line>
        <draw:line draw:style-name="gr4" draw:text-style-name="P2" draw:layer="layout" svg:x1="14cm" svg:y1="15.75cm" svg:x2="14cm" svg:y2="16.25cm">
          <text:p/>
        </draw:line>
        <draw:frame draw:style-name="gr5" draw:text-style-name="P6" draw:layer="layout" svg:width="0.75cm" svg:height="0.839cm" svg:x="1.75cm" svg:y="13.661cm">
          <draw:text-box>
            <text:p text:style-name="P5"><text:span text:style-name="T2">2</text:span></text:p>
          </draw:text-box>
        </draw:frame>
        <draw:line draw:style-name="gr4" draw:text-style-name="P2" draw:layer="layout" svg:x1="13cm" svg:y1="15.75cm" svg:x2="13cm" svg:y2="16.25cm">
          <text:p/>
        </draw:line>
        <draw:frame draw:style-name="gr5" draw:text-style-name="P6" draw:layer="layout" svg:width="0.75cm" svg:height="0.839cm" svg:x="1.75cm" svg:y="14.661cm">
          <draw:text-box>
            <text:p text:style-name="P5"><text:span text:style-name="T2">1</text:span></text:p>
          </draw:text-box>
        </draw:frame>
        <draw:frame draw:style-name="gr5" draw:text-style-name="P6" draw:layer="layout" svg:width="0.75cm" svg:height="0.839cm" svg:x="1.75cm" svg:y="12.661cm">
          <draw:text-box>
            <text:p text:style-name="P5"><text:span text:style-name="T2">3</text:span></text:p>
          </draw:text-box>
        </draw:frame>
        <draw:frame draw:style-name="gr5" draw:text-style-name="P6" draw:layer="layout" svg:width="0.75cm" svg:height="0.839cm" svg:x="1.75cm" svg:y="11.75cm">
          <draw:text-box>
            <text:p text:style-name="P5"><text:span text:style-name="T2">4</text:span></text:p>
          </draw:text-box>
        </draw:frame>
        <draw:frame draw:style-name="gr5" draw:text-style-name="P6" draw:layer="layout" svg:width="0.75cm" svg:height="0.839cm" svg:x="1.75cm" svg:y="10.661cm">
          <draw:text-box>
            <text:p text:style-name="P5"><text:span text:style-name="T2">5</text:span></text:p>
          </draw:text-box>
        </draw:frame>
        <draw:frame draw:style-name="gr5" draw:text-style-name="P6" draw:layer="layout" svg:width="0.75cm" svg:height="0.839cm" svg:x="1.75cm" svg:y="9.75cm">
          <draw:text-box>
            <text:p text:style-name="P5"><text:span text:style-name="T2">6</text:span></text:p>
          </draw:text-box>
        </draw:frame>
        <draw:frame draw:style-name="gr5" draw:text-style-name="P6" draw:layer="layout" svg:width="0.75cm" svg:height="0.839cm" svg:x="1.75cm" svg:y="8.75cm">
          <draw:text-box>
            <text:p text:style-name="P5"><text:span text:style-name="T2">7</text:span></text:p>
          </draw:text-box>
        </draw:frame>
        <draw:frame draw:style-name="gr5" draw:text-style-name="P6" draw:layer="layout" svg:width="0.75cm" svg:height="0.839cm" svg:x="1.75cm" svg:y="7.661cm">
          <draw:text-box>
            <text:p text:style-name="P5"><text:span text:style-name="T2">8</text:span></text:p>
          </draw:text-box>
        </draw:frame>
        <draw:frame draw:style-name="gr5" draw:text-style-name="P6" draw:layer="layout" svg:width="1.25cm" svg:height="0.839cm" svg:x="3.5cm" svg:y="16.411cm">
          <draw:text-box>
            <text:p text:style-name="P5"><text:span text:style-name="T2">10</text:span></text:p>
          </draw:text-box>
        </draw:frame>
        <draw:frame draw:style-name="gr5" draw:text-style-name="P6" draw:layer="layout" svg:width="1.25cm" svg:height="0.839cm" svg:x="7.5cm" svg:y="16.411cm">
          <draw:text-box>
            <text:p text:style-name="P5"><text:span text:style-name="T2">50</text:span></text:p>
          </draw:text-box>
        </draw:frame>
        <draw:frame draw:style-name="gr5" draw:text-style-name="P6" draw:layer="layout" svg:width="1.75cm" svg:height="0.839cm" svg:x="12.25cm" svg:y="16.411cm">
          <draw:text-box>
            <text:p text:style-name="P5"><text:span text:style-name="T2">100</text:span></text:p>
          </draw:text-box>
        </draw:frame>
        <draw:line draw:style-name="gr6" draw:text-style-name="P2" draw:layer="layout" svg:x1="3.5cm" svg:y1="9cm" svg:x2="4cm" svg:y2="10cm">
          <text:p/>
        </draw:line>
        <draw:line draw:style-name="gr6" draw:text-style-name="P2" draw:layer="layout" svg:x1="4cm" svg:y1="10cm" svg:x2="7cm" svg:y2="12cm">
          <text:p/>
        </draw:line>
        <draw:line draw:style-name="gr6" draw:text-style-name="P2" draw:layer="layout" svg:x1="7cm" svg:y1="12cm" svg:x2="12cm" svg:y2="14cm">
          <text:p/>
        </draw:line>
        <draw:line draw:style-name="gr6" draw:text-style-name="P2" draw:layer="layout" svg:x1="12cm" svg:y1="14cm" svg:x2="13cm" svg:y2="15cm">
          <text:p/>
        </draw:line>
        <draw:frame draw:style-name="gr7" draw:text-style-name="P7" draw:layer="layout" svg:width="2.5cm" svg:height="1cm" draw:transform="rotate (1.58545709251165) translate (1.037cm 12.5cm)">
          <draw:text-box>
            <text:p>Precio</text:p>
          </draw:text-box>
        </draw:frame>
        <draw:frame draw:style-name="gr8" draw:text-style-name="P7" draw:layer="layout" svg:width="3.25cm" svg:height="0.962cm" svg:x="6.5cm" svg:y="17.25cm">
          <draw:text-box>
            <text:p>Cantidad</text:p>
          </draw:text-box>
        </draw:frame>
        <draw:custom-shape draw:style-name="gr9" draw:text-style-name="P8" draw:layer="layout" svg:width="18.5cm" svg:height="5.5cm" svg:x="1.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1.25cm" svg:height="11.25cm" svg:x="14.75cm" svg:y="7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4.25cm" svg:height="0.839cm" svg:x="6.5cm" svg:y="10.25cm">
          <draw:text-box>
            <text:p text:style-name="P9"><text:span text:style-name="T3">Demanda</text:span></text:p>
          </draw:text-box>
        </draw:frame>
      </draw:page>
      <draw:page draw:name="page3" draw:style-name="dp1" draw:master-page-name="Predeterminado">
        <draw:line draw:style-name="gr4" draw:text-style-name="P2" draw:layer="layout" svg:x1="3cm" svg:y1="2.5cm" svg:x2="3cm" svg:y2="17cm">
          <text:p/>
        </draw:line>
        <draw:line draw:style-name="gr4" draw:text-style-name="P2" draw:layer="layout" svg:x1="2.75cm" svg:y1="15cm" svg:x2="3.25cm" svg:y2="15cm">
          <text:p/>
        </draw:line>
        <draw:line draw:style-name="gr4" draw:text-style-name="P2" draw:layer="layout" svg:x1="2.75cm" svg:y1="14cm" svg:x2="3.25cm" svg:y2="14cm">
          <text:p/>
        </draw:line>
        <draw:line draw:style-name="gr4" draw:text-style-name="P2" draw:layer="layout" svg:x1="2.75cm" svg:y1="13cm" svg:x2="3.25cm" svg:y2="13cm">
          <text:p/>
        </draw:line>
        <draw:line draw:style-name="gr4" draw:text-style-name="P2" draw:layer="layout" svg:x1="2.75cm" svg:y1="12cm" svg:x2="3.25cm" svg:y2="12cm">
          <text:p/>
        </draw:line>
        <draw:line draw:style-name="gr4" draw:text-style-name="P2" draw:layer="layout" svg:x1="2.75cm" svg:y1="11cm" svg:x2="3.25cm" svg:y2="11cm">
          <text:p/>
        </draw:line>
        <draw:line draw:style-name="gr4" draw:text-style-name="P2" draw:layer="layout" svg:x1="2.75cm" svg:y1="10cm" svg:x2="3.25cm" svg:y2="10cm">
          <text:p/>
        </draw:line>
        <draw:line draw:style-name="gr4" draw:text-style-name="P2" draw:layer="layout" svg:x1="2.75cm" svg:y1="9cm" svg:x2="3.25cm" svg:y2="9cm">
          <text:p/>
        </draw:line>
        <draw:line draw:style-name="gr4" draw:text-style-name="P2" draw:layer="layout" svg:x1="2.75cm" svg:y1="8cm" svg:x2="3.25cm" svg:y2="8cm">
          <text:p/>
        </draw:line>
        <draw:line draw:style-name="gr4" draw:text-style-name="P2" draw:layer="layout" svg:x1="2.5cm" svg:y1="16cm" svg:x2="25.25cm" svg:y2="16cm">
          <text:p/>
        </draw:line>
        <draw:line draw:style-name="gr4" draw:text-style-name="P2" draw:layer="layout" svg:x1="4cm" svg:y1="15.75cm" svg:x2="4cm" svg:y2="16.25cm">
          <text:p/>
        </draw:line>
        <draw:line draw:style-name="gr4" draw:text-style-name="P2" draw:layer="layout" svg:x1="5cm" svg:y1="15.75cm" svg:x2="5cm" svg:y2="16.25cm">
          <text:p/>
        </draw:line>
        <draw:line draw:style-name="gr4" draw:text-style-name="P2" draw:layer="layout" svg:x1="6cm" svg:y1="15.75cm" svg:x2="6cm" svg:y2="16.25cm">
          <text:p/>
        </draw:line>
        <draw:line draw:style-name="gr4" draw:text-style-name="P2" draw:layer="layout" svg:x1="7cm" svg:y1="15.75cm" svg:x2="7cm" svg:y2="16.25cm">
          <text:p/>
        </draw:line>
        <draw:line draw:style-name="gr4" draw:text-style-name="P2" draw:layer="layout" svg:x1="8cm" svg:y1="15.75cm" svg:x2="8cm" svg:y2="16.25cm">
          <text:p/>
        </draw:line>
        <draw:line draw:style-name="gr4" draw:text-style-name="P2" draw:layer="layout" svg:x1="9cm" svg:y1="15.75cm" svg:x2="9cm" svg:y2="16.25cm">
          <text:p/>
        </draw:line>
        <draw:line draw:style-name="gr4" draw:text-style-name="P2" draw:layer="layout" svg:x1="10cm" svg:y1="15.75cm" svg:x2="10cm" svg:y2="16.25cm">
          <text:p/>
        </draw:line>
        <draw:line draw:style-name="gr4" draw:text-style-name="P2" draw:layer="layout" svg:x1="11cm" svg:y1="15.75cm" svg:x2="11cm" svg:y2="16.25cm">
          <text:p/>
        </draw:line>
        <draw:line draw:style-name="gr4" draw:text-style-name="P2" draw:layer="layout" svg:x1="12cm" svg:y1="15.75cm" svg:x2="12cm" svg:y2="16.25cm">
          <text:p/>
        </draw:line>
        <draw:line draw:style-name="gr4" draw:text-style-name="P2" draw:layer="layout" svg:x1="13cm" svg:y1="15.75cm" svg:x2="13cm" svg:y2="16.25cm">
          <text:p/>
        </draw:line>
        <draw:line draw:style-name="gr4" draw:text-style-name="P2" draw:layer="layout" svg:x1="14cm" svg:y1="15.75cm" svg:x2="14cm" svg:y2="16.25cm">
          <text:p/>
        </draw:line>
        <draw:frame draw:style-name="gr5" draw:text-style-name="P6" draw:layer="layout" svg:width="0.75cm" svg:height="0.839cm" svg:x="1.75cm" svg:y="13.661cm">
          <draw:text-box>
            <text:p text:style-name="P5"><text:span text:style-name="T2">2</text:span></text:p>
          </draw:text-box>
        </draw:frame>
        <draw:line draw:style-name="gr4" draw:text-style-name="P2" draw:layer="layout" svg:x1="13cm" svg:y1="15.75cm" svg:x2="13cm" svg:y2="16.25cm">
          <text:p/>
        </draw:line>
        <draw:frame draw:style-name="gr5" draw:text-style-name="P6" draw:layer="layout" svg:width="0.75cm" svg:height="0.839cm" svg:x="1.75cm" svg:y="14.661cm">
          <draw:text-box>
            <text:p text:style-name="P5"><text:span text:style-name="T2">1</text:span></text:p>
          </draw:text-box>
        </draw:frame>
        <draw:frame draw:style-name="gr5" draw:text-style-name="P6" draw:layer="layout" svg:width="0.75cm" svg:height="0.839cm" svg:x="1.75cm" svg:y="12.661cm">
          <draw:text-box>
            <text:p text:style-name="P5"><text:span text:style-name="T2">3</text:span></text:p>
          </draw:text-box>
        </draw:frame>
        <draw:frame draw:style-name="gr5" draw:text-style-name="P6" draw:layer="layout" svg:width="0.75cm" svg:height="0.839cm" svg:x="1.75cm" svg:y="11.75cm">
          <draw:text-box>
            <text:p text:style-name="P5"><text:span text:style-name="T2">4</text:span></text:p>
          </draw:text-box>
        </draw:frame>
        <draw:frame draw:style-name="gr5" draw:text-style-name="P6" draw:layer="layout" svg:width="0.75cm" svg:height="0.839cm" svg:x="1.75cm" svg:y="10.661cm">
          <draw:text-box>
            <text:p text:style-name="P5"><text:span text:style-name="T2">5</text:span></text:p>
          </draw:text-box>
        </draw:frame>
        <draw:frame draw:style-name="gr5" draw:text-style-name="P6" draw:layer="layout" svg:width="0.75cm" svg:height="0.839cm" svg:x="1.75cm" svg:y="9.75cm">
          <draw:text-box>
            <text:p text:style-name="P5"><text:span text:style-name="T2">6</text:span></text:p>
          </draw:text-box>
        </draw:frame>
        <draw:frame draw:style-name="gr5" draw:text-style-name="P6" draw:layer="layout" svg:width="0.75cm" svg:height="0.839cm" svg:x="1.75cm" svg:y="8.75cm">
          <draw:text-box>
            <text:p text:style-name="P5"><text:span text:style-name="T2">7</text:span></text:p>
          </draw:text-box>
        </draw:frame>
        <draw:frame draw:style-name="gr5" draw:text-style-name="P6" draw:layer="layout" svg:width="0.75cm" svg:height="0.839cm" svg:x="1.75cm" svg:y="7.661cm">
          <draw:text-box>
            <text:p text:style-name="P5"><text:span text:style-name="T2">8</text:span></text:p>
          </draw:text-box>
        </draw:frame>
        <draw:frame draw:style-name="gr5" draw:text-style-name="P6" draw:layer="layout" svg:width="1.25cm" svg:height="0.839cm" svg:x="3.5cm" svg:y="16.411cm">
          <draw:text-box>
            <text:p text:style-name="P5"><text:span text:style-name="T2">10</text:span></text:p>
          </draw:text-box>
        </draw:frame>
        <draw:frame draw:style-name="gr5" draw:text-style-name="P6" draw:layer="layout" svg:width="1.25cm" svg:height="0.839cm" svg:x="7.5cm" svg:y="16.411cm">
          <draw:text-box>
            <text:p text:style-name="P5"><text:span text:style-name="T2">50</text:span></text:p>
          </draw:text-box>
        </draw:frame>
        <draw:frame draw:style-name="gr5" draw:text-style-name="P6" draw:layer="layout" svg:width="1.75cm" svg:height="0.839cm" svg:x="12.25cm" svg:y="16.411cm">
          <draw:text-box>
            <text:p text:style-name="P5"><text:span text:style-name="T2">100</text:span></text:p>
          </draw:text-box>
        </draw:frame>
        <draw:frame draw:style-name="gr7" draw:text-style-name="P7" draw:layer="layout" svg:width="2.5cm" svg:height="1cm" draw:transform="rotate (1.58545709251165) translate (1.037cm 12.5cm)">
          <draw:text-box>
            <text:p>Precio</text:p>
          </draw:text-box>
        </draw:frame>
        <draw:frame draw:style-name="gr8" draw:text-style-name="P7" draw:layer="layout" svg:width="3.25cm" svg:height="0.962cm" svg:x="6.5cm" svg:y="17.25cm">
          <draw:text-box>
            <text:p>Cantidad</text:p>
          </draw:text-box>
        </draw:frame>
        <draw:custom-shape draw:style-name="gr9" draw:text-style-name="P8" draw:layer="layout" svg:width="18.5cm" svg:height="5.5cm" svg:x="1.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1.25cm" svg:height="11.25cm" svg:x="14.75cm" svg:y="7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0cm" svg:y1="9cm" svg:x2="9cm" svg:y2="10cm">
          <text:p/>
        </draw:line>
        <draw:line draw:style-name="gr11" draw:text-style-name="P2" draw:layer="layout" svg:x1="7cm" svg:y1="12cm" svg:x2="9cm" svg:y2="10cm">
          <text:p/>
        </draw:line>
        <draw:line draw:style-name="gr11" draw:text-style-name="P2" draw:layer="layout" svg:x1="6cm" svg:y1="14cm" svg:x2="7cm" svg:y2="12cm">
          <text:p/>
        </draw:line>
        <draw:line draw:style-name="gr11" draw:text-style-name="P2" draw:layer="layout" svg:x1="4cm" svg:y1="15cm" svg:x2="6cm" svg:y2="14cm">
          <text:p/>
        </draw:line>
        <draw:frame draw:style-name="gr3" draw:text-style-name="P12" draw:layer="layout" svg:width="3.25cm" svg:height="0.839cm" svg:x="8.5cm" svg:y="11.5cm">
          <draw:text-box>
            <text:p text:style-name="P11"><text:span text:style-name="T4">Oferta</text:span></text:p>
          </draw:text-box>
        </draw:frame>
      </draw:page>
      <draw:page draw:name="page4" draw:style-name="dp1" draw:master-page-name="Predeterminado">
        <draw:line draw:style-name="gr4" draw:text-style-name="P2" draw:layer="layout" svg:x1="3cm" svg:y1="2.5cm" svg:x2="3cm" svg:y2="17cm">
          <text:p/>
        </draw:line>
        <draw:line draw:style-name="gr4" draw:text-style-name="P2" draw:layer="layout" svg:x1="2.75cm" svg:y1="15cm" svg:x2="3.25cm" svg:y2="15cm">
          <text:p/>
        </draw:line>
        <draw:line draw:style-name="gr4" draw:text-style-name="P2" draw:layer="layout" svg:x1="2.75cm" svg:y1="14cm" svg:x2="3.25cm" svg:y2="14cm">
          <text:p/>
        </draw:line>
        <draw:line draw:style-name="gr4" draw:text-style-name="P2" draw:layer="layout" svg:x1="2.75cm" svg:y1="13cm" svg:x2="3.25cm" svg:y2="13cm">
          <text:p/>
        </draw:line>
        <draw:line draw:style-name="gr4" draw:text-style-name="P2" draw:layer="layout" svg:x1="2.75cm" svg:y1="12cm" svg:x2="3.25cm" svg:y2="12cm">
          <text:p/>
        </draw:line>
        <draw:line draw:style-name="gr4" draw:text-style-name="P2" draw:layer="layout" svg:x1="2.75cm" svg:y1="11cm" svg:x2="3.25cm" svg:y2="11cm">
          <text:p/>
        </draw:line>
        <draw:line draw:style-name="gr4" draw:text-style-name="P2" draw:layer="layout" svg:x1="2.75cm" svg:y1="10cm" svg:x2="3.25cm" svg:y2="10cm">
          <text:p/>
        </draw:line>
        <draw:line draw:style-name="gr4" draw:text-style-name="P2" draw:layer="layout" svg:x1="2.75cm" svg:y1="9cm" svg:x2="3.25cm" svg:y2="9cm">
          <text:p/>
        </draw:line>
        <draw:line draw:style-name="gr4" draw:text-style-name="P2" draw:layer="layout" svg:x1="2.75cm" svg:y1="8cm" svg:x2="3.25cm" svg:y2="8cm">
          <text:p/>
        </draw:line>
        <draw:line draw:style-name="gr4" draw:text-style-name="P2" draw:layer="layout" svg:x1="2.5cm" svg:y1="16cm" svg:x2="25.25cm" svg:y2="16cm">
          <text:p/>
        </draw:line>
        <draw:line draw:style-name="gr4" draw:text-style-name="P2" draw:layer="layout" svg:x1="4cm" svg:y1="15.75cm" svg:x2="4cm" svg:y2="16.25cm">
          <text:p/>
        </draw:line>
        <draw:line draw:style-name="gr4" draw:text-style-name="P2" draw:layer="layout" svg:x1="5cm" svg:y1="15.75cm" svg:x2="5cm" svg:y2="16.25cm">
          <text:p/>
        </draw:line>
        <draw:line draw:style-name="gr4" draw:text-style-name="P2" draw:layer="layout" svg:x1="6cm" svg:y1="15.75cm" svg:x2="6cm" svg:y2="16.25cm">
          <text:p/>
        </draw:line>
        <draw:line draw:style-name="gr4" draw:text-style-name="P2" draw:layer="layout" svg:x1="7cm" svg:y1="15.75cm" svg:x2="7cm" svg:y2="16.25cm">
          <text:p/>
        </draw:line>
        <draw:line draw:style-name="gr4" draw:text-style-name="P2" draw:layer="layout" svg:x1="8cm" svg:y1="15.75cm" svg:x2="8cm" svg:y2="16.25cm">
          <text:p/>
        </draw:line>
        <draw:line draw:style-name="gr4" draw:text-style-name="P2" draw:layer="layout" svg:x1="9cm" svg:y1="15.75cm" svg:x2="9cm" svg:y2="16.25cm">
          <text:p/>
        </draw:line>
        <draw:line draw:style-name="gr4" draw:text-style-name="P2" draw:layer="layout" svg:x1="10cm" svg:y1="15.75cm" svg:x2="10cm" svg:y2="16.25cm">
          <text:p/>
        </draw:line>
        <draw:line draw:style-name="gr4" draw:text-style-name="P2" draw:layer="layout" svg:x1="11cm" svg:y1="15.75cm" svg:x2="11cm" svg:y2="16.25cm">
          <text:p/>
        </draw:line>
        <draw:line draw:style-name="gr4" draw:text-style-name="P2" draw:layer="layout" svg:x1="12cm" svg:y1="15.75cm" svg:x2="12cm" svg:y2="16.25cm">
          <text:p/>
        </draw:line>
        <draw:line draw:style-name="gr4" draw:text-style-name="P2" draw:layer="layout" svg:x1="13cm" svg:y1="15.75cm" svg:x2="13cm" svg:y2="16.25cm">
          <text:p/>
        </draw:line>
        <draw:line draw:style-name="gr4" draw:text-style-name="P2" draw:layer="layout" svg:x1="14cm" svg:y1="15.75cm" svg:x2="14cm" svg:y2="16.25cm">
          <text:p/>
        </draw:line>
        <draw:frame draw:style-name="gr5" draw:text-style-name="P6" draw:layer="layout" svg:width="0.75cm" svg:height="0.839cm" svg:x="1.75cm" svg:y="13.661cm">
          <draw:text-box>
            <text:p text:style-name="P5"><text:span text:style-name="T2">2</text:span></text:p>
          </draw:text-box>
        </draw:frame>
        <draw:line draw:style-name="gr4" draw:text-style-name="P2" draw:layer="layout" svg:x1="13cm" svg:y1="15.75cm" svg:x2="13cm" svg:y2="16.25cm">
          <text:p/>
        </draw:line>
        <draw:frame draw:style-name="gr5" draw:text-style-name="P6" draw:layer="layout" svg:width="0.75cm" svg:height="0.839cm" svg:x="1.75cm" svg:y="14.661cm">
          <draw:text-box>
            <text:p text:style-name="P5"><text:span text:style-name="T2">1</text:span></text:p>
          </draw:text-box>
        </draw:frame>
        <draw:frame draw:style-name="gr5" draw:text-style-name="P6" draw:layer="layout" svg:width="0.75cm" svg:height="0.839cm" svg:x="1.75cm" svg:y="12.661cm">
          <draw:text-box>
            <text:p text:style-name="P5"><text:span text:style-name="T2">3</text:span></text:p>
          </draw:text-box>
        </draw:frame>
        <draw:frame draw:style-name="gr5" draw:text-style-name="P6" draw:layer="layout" svg:width="0.75cm" svg:height="0.839cm" svg:x="1.75cm" svg:y="11.75cm">
          <draw:text-box>
            <text:p text:style-name="P5"><text:span text:style-name="T2">4</text:span></text:p>
          </draw:text-box>
        </draw:frame>
        <draw:frame draw:style-name="gr5" draw:text-style-name="P6" draw:layer="layout" svg:width="0.75cm" svg:height="0.839cm" svg:x="1.75cm" svg:y="10.661cm">
          <draw:text-box>
            <text:p text:style-name="P5"><text:span text:style-name="T2">5</text:span></text:p>
          </draw:text-box>
        </draw:frame>
        <draw:frame draw:style-name="gr5" draw:text-style-name="P6" draw:layer="layout" svg:width="0.75cm" svg:height="0.839cm" svg:x="1.75cm" svg:y="9.75cm">
          <draw:text-box>
            <text:p text:style-name="P5"><text:span text:style-name="T2">6</text:span></text:p>
          </draw:text-box>
        </draw:frame>
        <draw:frame draw:style-name="gr5" draw:text-style-name="P6" draw:layer="layout" svg:width="0.75cm" svg:height="0.839cm" svg:x="1.75cm" svg:y="8.75cm">
          <draw:text-box>
            <text:p text:style-name="P5"><text:span text:style-name="T2">7</text:span></text:p>
          </draw:text-box>
        </draw:frame>
        <draw:frame draw:style-name="gr5" draw:text-style-name="P6" draw:layer="layout" svg:width="0.75cm" svg:height="0.839cm" svg:x="1.75cm" svg:y="7.661cm">
          <draw:text-box>
            <text:p text:style-name="P5"><text:span text:style-name="T2">8</text:span></text:p>
          </draw:text-box>
        </draw:frame>
        <draw:frame draw:style-name="gr5" draw:text-style-name="P6" draw:layer="layout" svg:width="1.25cm" svg:height="0.839cm" svg:x="3.5cm" svg:y="16.411cm">
          <draw:text-box>
            <text:p text:style-name="P5"><text:span text:style-name="T2">10</text:span></text:p>
          </draw:text-box>
        </draw:frame>
        <draw:frame draw:style-name="gr5" draw:text-style-name="P6" draw:layer="layout" svg:width="1.25cm" svg:height="0.839cm" svg:x="7.5cm" svg:y="16.411cm">
          <draw:text-box>
            <text:p text:style-name="P5"><text:span text:style-name="T2">50</text:span></text:p>
          </draw:text-box>
        </draw:frame>
        <draw:frame draw:style-name="gr5" draw:text-style-name="P6" draw:layer="layout" svg:width="1.75cm" svg:height="0.839cm" svg:x="12.25cm" svg:y="16.411cm">
          <draw:text-box>
            <text:p text:style-name="P5"><text:span text:style-name="T2">100</text:span></text:p>
          </draw:text-box>
        </draw:frame>
        <draw:frame draw:style-name="gr7" draw:text-style-name="P7" draw:layer="layout" svg:width="2.5cm" svg:height="1cm" draw:transform="rotate (1.58545709251165) translate (1.037cm 12.5cm)">
          <draw:text-box>
            <text:p>Precio</text:p>
          </draw:text-box>
        </draw:frame>
        <draw:frame draw:style-name="gr8" draw:text-style-name="P7" draw:layer="layout" svg:width="3.25cm" svg:height="0.962cm" svg:x="6.5cm" svg:y="17.25cm">
          <draw:text-box>
            <text:p>Cantidad</text:p>
          </draw:text-box>
        </draw:frame>
        <draw:custom-shape draw:style-name="gr9" draw:text-style-name="P8" draw:layer="layout" svg:width="18.5cm" svg:height="5.5cm" svg:x="1.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1.25cm" svg:height="11.25cm" svg:x="14.75cm" svg:y="7cm">
          <text:p/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0cm" svg:y1="9cm" svg:x2="9cm" svg:y2="10cm">
          <text:p/>
        </draw:line>
        <draw:line draw:style-name="gr11" draw:text-style-name="P2" draw:layer="layout" svg:x1="7cm" svg:y1="12cm" svg:x2="9cm" svg:y2="10cm">
          <text:p/>
        </draw:line>
        <draw:line draw:style-name="gr11" draw:text-style-name="P2" draw:layer="layout" svg:x1="6cm" svg:y1="14cm" svg:x2="7cm" svg:y2="12cm">
          <text:p/>
        </draw:line>
        <draw:line draw:style-name="gr11" draw:text-style-name="P2" draw:layer="layout" svg:x1="4cm" svg:y1="15cm" svg:x2="6cm" svg:y2="14cm">
          <text:p/>
        </draw:line>
        <draw:frame draw:style-name="gr3" draw:text-style-name="P12" draw:layer="layout" svg:width="3.25cm" svg:height="0.839cm" svg:x="9cm" svg:y="9.75cm">
          <draw:text-box>
            <text:p text:style-name="P11"><text:span text:style-name="T4">Oferta</text:span></text:p>
          </draw:text-box>
        </draw:frame>
        <draw:line draw:style-name="gr6" draw:text-style-name="P2" draw:layer="layout" svg:x1="3.5cm" svg:y1="9cm" svg:x2="4cm" svg:y2="10cm">
          <text:p/>
        </draw:line>
        <draw:line draw:style-name="gr6" draw:text-style-name="P2" draw:layer="layout" svg:x1="4cm" svg:y1="10cm" svg:x2="7cm" svg:y2="12cm">
          <text:p/>
        </draw:line>
        <draw:line draw:style-name="gr6" draw:text-style-name="P2" draw:layer="layout" svg:x1="7cm" svg:y1="12cm" svg:x2="12cm" svg:y2="14cm">
          <text:p/>
        </draw:line>
        <draw:line draw:style-name="gr6" draw:text-style-name="P2" draw:layer="layout" svg:x1="12cm" svg:y1="14cm" svg:x2="13cm" svg:y2="15cm">
          <text:p/>
        </draw:line>
        <draw:line draw:style-name="gr6" draw:text-style-name="P2" draw:layer="layout" svg:x1="12cm" svg:y1="14cm" svg:x2="13cm" svg:y2="15cm">
          <text:p/>
        </draw:line>
        <draw:frame draw:style-name="gr3" draw:text-style-name="P10" draw:layer="layout" svg:width="4.25cm" svg:height="0.839cm" svg:x="4.75cm" svg:y="9.5cm">
          <draw:text-box>
            <text:p text:style-name="P9"><text:span text:style-name="T3">Demanda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20T18:08:16.589000000</meta:creation-date>
    <dc:date>2021-11-20T19:09:55.741000000</dc:date>
    <meta:editing-duration>PT10M48S</meta:editing-duration>
    <meta:editing-cycles>1</meta:editing-cycles>
    <meta:document-statistic meta:object-count="140"/>
    <meta:generator>LibreOffice/7.2.0.4$Windows_X86_64 LibreOffice_project/9a9c6381e3f7a62afc1329bd359cc48accb6435b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16cm" svg:height="11.328cm" xlink:href="." xlink:type="simple" chart:class="chart:line" chart:style-name="ch1">
        <chart:legend chart:legend-position="end" svg:x="15.704cm" svg:y="5.362cm" style:legend-expansion="high" chart:style-name="ch2"/>
        <chart:plot-area chart:style-name="ch3" chart:data-source-has-labels="both" svg:x="0.403cm" svg:y="0.226cm" svg:width="14.898cm" svg:height="10.876cm">
          <chart:coordinate-region svg:x="1.416cm" svg:y="0.428cm" svg:width="13.301cm" svg:height="10.021cm"/>
          <chart:axis chart:dimension="x" chart:name="primary-x" chart:style-name="ch4" chartooo:axis-type="auto">
            <chartooo:date-scale/>
            <chart:categories table:cell-range-address="local-table.$A$2:.$A$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3" chart:label-cell-address="local-table.$B$1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tas en unidades</text:p>
              </table:table-cell>
            </table:table-row>
          </table:table-header-rows>
          <table:table-rows>
            <table:table-row>
              <table:table-cell office:value-type="string">
                <text:p>Mes 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Mes 2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Mes 3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Mes 4</text:p>
              </table:table-cell>
              <table:table-cell office:value-type="float" office:value="5500">
                <text:p>5500</text:p>
              </table:table-cell>
            </table:table-row>
            <table:table-row>
              <table:table-cell office:value-type="string">
                <text:p>Mes 5</text:p>
              </table:table-cell>
              <table:table-cell office:value-type="float" office:value="6500">
                <text:p>6500</text:p>
              </table:table-cell>
            </table:table-row>
            <table:table-row>
              <table:table-cell office:value-type="string">
                <text:p>Mes 6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Mes 7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Mes 8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Mes 9</text:p>
              </table:table-cell>
              <table:table-cell office:value-type="float" office:value="6900">
                <text:p>6900</text:p>
              </table:table-cell>
            </table:table-row>
            <table:table-row>
              <table:table-cell office:value-type="string">
                <text:p>Mes 10</text:p>
              </table:table-cell>
              <table:table-cell office:value-type="float" office:value="6800">
                <text:p>6800</text:p>
              </table:table-cell>
            </table:table-row>
            <table:table-row>
              <table:table-cell office:value-type="string">
                <text:p>Mes 11</text:p>
              </table:table-cell>
              <table:table-cell office:value-type="float" office:value="5900">
                <text:p>5900</text:p>
              </table:table-cell>
            </table:table-row>
            <table:table-row>
              <table:table-cell office:value-type="string">
                <text:p>Mes 12</text:p>
              </table:table-cell>
              <table:table-cell office:value-type="float" office:value="4000">
                <text:p>4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